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2" style:family="table-row">
      <style:table-row-properties fo:background-color="transparent">
        <style:background-image/>
      </style:table-row-properties>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1.3" style:family="table-row">
      <style:table-row-properties style:min-row-height="0.427cm"/>
    </style:style>
    <style:style style:name="P1" style:family="paragraph" style:parent-style-name="Standard">
      <style:text-properties style:text-underline-style="solid" style:text-underline-width="auto" style:text-underline-color="font-color" officeooo:rsid="00050b15" officeooo:paragraph-rsid="00050b15"/>
    </style:style>
    <style:style style:name="P2" style:family="paragraph" style:parent-style-name="Standard">
      <style:text-properties style:text-underline-style="none" officeooo:rsid="00050b15" officeooo:paragraph-rsid="00050b15"/>
    </style:style>
    <style:style style:name="P3" style:family="paragraph" style:parent-style-name="Standard">
      <style:text-properties style:text-underline-style="none" officeooo:rsid="000906dd" officeooo:paragraph-rsid="000906dd"/>
    </style:style>
    <style:style style:name="P4" style:family="paragraph" style:parent-style-name="Standard">
      <style:text-properties style:text-underline-style="none" officeooo:rsid="000c1658" officeooo:paragraph-rsid="000e139a"/>
    </style:style>
    <style:style style:name="P5" style:family="paragraph" style:parent-style-name="Standard">
      <style:text-properties style:text-underline-style="none" officeooo:rsid="0010d27e" officeooo:paragraph-rsid="0010d27e"/>
    </style:style>
    <style:style style:name="P6" style:family="paragraph" style:parent-style-name="Standard">
      <style:text-properties style:text-underline-style="none" officeooo:rsid="0012b54e" officeooo:paragraph-rsid="0012b54e"/>
    </style:style>
    <style:style style:name="P7" style:family="paragraph" style:parent-style-name="Standard">
      <style:text-properties style:text-underline-style="none" officeooo:rsid="001a1fcd" officeooo:paragraph-rsid="001a1fcd"/>
    </style:style>
    <style:style style:name="P8" style:family="paragraph" style:parent-style-name="Standard">
      <style:text-properties style:text-underline-style="none" officeooo:rsid="001f8b86" officeooo:paragraph-rsid="001f8b86"/>
    </style:style>
    <style:style style:name="P9" style:family="paragraph" style:parent-style-name="Standard">
      <style:text-properties style:text-underline-style="none" officeooo:rsid="00218122" officeooo:paragraph-rsid="00218122"/>
    </style:style>
    <style:style style:name="P10" style:family="paragraph" style:parent-style-name="Standard">
      <style:text-properties style:text-underline-style="none" officeooo:rsid="00226411" officeooo:paragraph-rsid="00226411"/>
    </style:style>
    <style:style style:name="P11" style:family="paragraph" style:parent-style-name="Standard">
      <style:text-properties style:text-underline-style="none" officeooo:rsid="0022a5e5" officeooo:paragraph-rsid="0022a5e5"/>
    </style:style>
    <style:style style:name="P12" style:family="paragraph" style:parent-style-name="Standard">
      <style:text-properties style:text-underline-style="none" officeooo:rsid="00259476" officeooo:paragraph-rsid="00259476"/>
    </style:style>
    <style:style style:name="P13" style:family="paragraph" style:parent-style-name="Standard">
      <style:text-properties style:text-underline-style="none" officeooo:rsid="002d813b" officeooo:paragraph-rsid="002eef68"/>
    </style:style>
    <style:style style:name="P14" style:family="paragraph" style:parent-style-name="Standard">
      <style:text-properties style:text-underline-style="none" officeooo:rsid="0031807f" officeooo:paragraph-rsid="00344348"/>
    </style:style>
    <style:style style:name="P15" style:family="paragraph" style:parent-style-name="Standard">
      <style:text-properties style:text-underline-style="none" officeooo:rsid="003230f1" officeooo:paragraph-rsid="003230f1"/>
    </style:style>
    <style:style style:name="P16" style:family="paragraph" style:parent-style-name="Standard">
      <style:text-properties style:text-underline-style="none" officeooo:rsid="003230f1" officeooo:paragraph-rsid="004bb14a"/>
    </style:style>
    <style:style style:name="P17" style:family="paragraph" style:parent-style-name="Standard">
      <style:text-properties style:text-underline-style="none" officeooo:rsid="003230f1" officeooo:paragraph-rsid="004ea081"/>
    </style:style>
    <style:style style:name="P18" style:family="paragraph" style:parent-style-name="Standard">
      <style:text-properties style:text-underline-style="none" officeooo:rsid="00336c96" officeooo:paragraph-rsid="00336c96"/>
    </style:style>
    <style:style style:name="P19" style:family="paragraph" style:parent-style-name="Standard">
      <style:text-properties style:text-underline-style="none" officeooo:rsid="00344348" officeooo:paragraph-rsid="00344348"/>
    </style:style>
    <style:style style:name="P20" style:family="paragraph" style:parent-style-name="Standard">
      <style:text-properties style:text-underline-style="none" officeooo:rsid="003b6803" officeooo:paragraph-rsid="00336c96"/>
    </style:style>
    <style:style style:name="P21" style:family="paragraph" style:parent-style-name="Standard">
      <style:text-properties style:text-underline-style="none" officeooo:rsid="003e7cde" officeooo:paragraph-rsid="003e7cde"/>
    </style:style>
    <style:style style:name="P22" style:family="paragraph" style:parent-style-name="Standard">
      <style:text-properties style:text-underline-style="none" officeooo:rsid="003fd8fa" officeooo:paragraph-rsid="003fd8fa"/>
    </style:style>
    <style:style style:name="P23" style:family="paragraph" style:parent-style-name="Standard">
      <style:text-properties style:text-underline-style="none" fo:font-weight="bold" officeooo:rsid="003230f1" officeooo:paragraph-rsid="00598366" style:font-weight-asian="bold" style:font-weight-complex="bold"/>
    </style:style>
    <style:style style:name="P24" style:family="paragraph" style:parent-style-name="Standard">
      <style:text-properties style:text-underline-style="none" fo:font-weight="bold" officeooo:rsid="005acc78" officeooo:paragraph-rsid="005acc78" style:font-weight-asian="bold" style:font-weight-complex="bold"/>
    </style:style>
    <style:style style:name="P25" style:family="paragraph" style:parent-style-name="Standard">
      <style:text-properties style:text-underline-style="none" officeooo:rsid="00526f67" officeooo:paragraph-rsid="00526f67"/>
    </style:style>
    <style:style style:name="P26" style:family="paragraph" style:parent-style-name="Standard">
      <style:text-properties style:text-underline-style="none" fo:font-weight="normal" officeooo:rsid="005cdc60" officeooo:paragraph-rsid="005cdc60" style:font-weight-asian="normal" style:font-weight-complex="normal"/>
    </style:style>
    <style:style style:name="P27" style:family="paragraph" style:parent-style-name="Standard">
      <style:text-properties style:text-underline-style="none" fo:font-weight="normal" officeooo:rsid="005ecda6" officeooo:paragraph-rsid="005ecda6" style:font-weight-asian="normal" style:font-weight-complex="normal"/>
    </style:style>
    <style:style style:name="P28" style:family="paragraph" style:parent-style-name="Standard">
      <style:text-properties style:text-underline-style="none" fo:font-weight="normal" officeooo:rsid="00668f16" officeooo:paragraph-rsid="00668f16" style:font-weight-asian="normal" style:font-weight-complex="normal"/>
    </style:style>
    <style:style style:name="P29" style:family="paragraph" style:parent-style-name="Standard">
      <style:text-properties style:text-underline-style="none" fo:font-weight="normal" officeooo:rsid="006849d8" officeooo:paragraph-rsid="006953c6" style:font-weight-asian="normal" style:font-weight-complex="normal"/>
    </style:style>
    <style:style style:name="P30" style:family="paragraph" style:parent-style-name="Standard">
      <style:text-properties style:text-underline-style="none" fo:font-weight="normal" officeooo:rsid="006b6f41" officeooo:paragraph-rsid="006b6f41" style:font-weight-asian="normal" style:font-weight-complex="normal"/>
    </style:style>
    <style:style style:name="P31" style:family="paragraph" style:parent-style-name="Standard">
      <style:text-properties style:text-underline-style="none" fo:font-weight="normal" officeooo:rsid="006f0c26" officeooo:paragraph-rsid="006f0c26" style:font-weight-asian="normal" style:font-weight-complex="normal"/>
    </style:style>
    <style:style style:name="P32" style:family="paragraph" style:parent-style-name="Standard">
      <style:text-properties style:text-underline-style="none" fo:font-weight="normal" officeooo:rsid="0073ff2e" officeooo:paragraph-rsid="0076feaf" style:font-weight-asian="normal" style:font-weight-complex="normal"/>
    </style:style>
    <style:style style:name="P33" style:family="paragraph" style:parent-style-name="Standard">
      <style:text-properties style:text-underline-style="none" fo:font-weight="normal" officeooo:rsid="0076feaf" officeooo:paragraph-rsid="0076feaf" style:font-weight-asian="normal" style:font-weight-complex="normal"/>
    </style:style>
    <style:style style:name="P34" style:family="paragraph" style:parent-style-name="Standard">
      <style:text-properties style:text-underline-style="none" fo:font-weight="normal" officeooo:rsid="007837bf" officeooo:paragraph-rsid="007837bf" style:font-weight-asian="normal" style:font-weight-complex="normal"/>
    </style:style>
    <style:style style:name="P35" style:family="paragraph" style:parent-style-name="Standard">
      <style:text-properties style:text-underline-style="none" fo:font-weight="normal" officeooo:rsid="004485a1" officeooo:paragraph-rsid="003230f1" style:font-weight-asian="normal" style:font-weight-complex="normal"/>
    </style:style>
    <style:style style:name="P36" style:family="paragraph" style:parent-style-name="Standard">
      <style:text-properties style:text-underline-style="none" fo:font-weight="normal" officeooo:rsid="008142bc" officeooo:paragraph-rsid="008142bc" style:font-weight-asian="normal" style:font-weight-complex="normal"/>
    </style:style>
    <style:style style:name="P37" style:family="paragraph" style:parent-style-name="Standard">
      <style:text-properties style:text-underline-style="none" fo:font-weight="normal" officeooo:rsid="00823d28" officeooo:paragraph-rsid="00842950" style:font-weight-asian="normal" style:font-weight-complex="normal"/>
    </style:style>
    <style:style style:name="P38" style:family="paragraph" style:parent-style-name="Standard">
      <style:text-properties style:text-underline-style="none" fo:font-weight="normal" officeooo:rsid="0083ab11" officeooo:paragraph-rsid="0083ab11" style:font-weight-asian="normal" style:font-weight-complex="normal"/>
    </style:style>
    <style:style style:name="P39" style:family="paragraph" style:parent-style-name="Standard">
      <style:text-properties style:text-underline-style="none" fo:font-weight="normal" officeooo:rsid="00895532" officeooo:paragraph-rsid="00895532" style:font-weight-asian="normal" style:font-weight-complex="normal"/>
    </style:style>
    <style:style style:name="P40" style:family="paragraph" style:parent-style-name="Standard">
      <style:text-properties style:text-underline-style="none" fo:font-weight="normal" officeooo:rsid="008bd764" officeooo:paragraph-rsid="008ebfa3" style:font-weight-asian="normal" style:font-weight-complex="normal"/>
    </style:style>
    <style:style style:name="P41" style:family="paragraph" style:parent-style-name="Standard">
      <style:text-properties style:text-underline-style="none" fo:font-weight="normal" officeooo:rsid="008cfa7f" officeooo:paragraph-rsid="008cfa7f" style:font-weight-asian="normal" style:font-weight-complex="normal"/>
    </style:style>
    <style:style style:name="P42" style:family="paragraph" style:parent-style-name="Standard">
      <style:text-properties style:text-underline-style="none" fo:font-weight="normal" officeooo:rsid="008ebfa3" officeooo:paragraph-rsid="008ebfa3" style:font-weight-asian="normal" style:font-weight-complex="normal"/>
    </style:style>
    <style:style style:name="P43" style:family="paragraph" style:parent-style-name="Standard">
      <style:text-properties style:text-underline-style="none" fo:font-weight="normal" officeooo:rsid="0092292a" officeooo:paragraph-rsid="0092292a" style:font-weight-asian="normal" style:font-weight-complex="normal"/>
    </style:style>
    <style:style style:name="P44" style:family="paragraph" style:parent-style-name="Standard">
      <style:text-properties style:text-underline-style="none" fo:font-weight="normal" officeooo:rsid="0093b4a5" officeooo:paragraph-rsid="0093b4a5" style:font-weight-asian="normal" style:font-weight-complex="normal"/>
    </style:style>
    <style:style style:name="P45" style:family="paragraph" style:parent-style-name="Standard">
      <style:text-properties style:text-underline-style="none" fo:font-weight="normal" officeooo:rsid="009625c0" officeooo:paragraph-rsid="009625c0" style:font-weight-asian="normal" style:font-weight-complex="normal"/>
    </style:style>
    <style:style style:name="P46" style:family="paragraph" style:parent-style-name="Standard">
      <style:text-properties style:text-underline-style="none" officeooo:rsid="0032efa5" officeooo:paragraph-rsid="003fd8fa"/>
    </style:style>
    <style:style style:name="P47" style:family="paragraph" style:parent-style-name="Standard">
      <style:text-properties fo:color="#000000" loext:opacity="100%" style:font-name="Cascadia Mono" fo:font-size="9.5pt" style:font-size-asian="9.5pt"/>
    </style:style>
    <style:style style:name="P48" style:family="paragraph" style:parent-style-name="Standard">
      <style:text-properties fo:color="#000000" loext:opacity="100%" style:font-name="Cascadia Mono" fo:font-size="9.5pt" style:text-underline-style="none" officeooo:rsid="003fd8fa" officeooo:paragraph-rsid="003fd8fa" style:font-size-asian="9.5pt"/>
    </style:style>
    <style:style style:name="P49" style:family="paragraph" style:parent-style-name="Standard">
      <style:text-properties fo:color="#000000" loext:opacity="100%" style:font-name="Cascadia Mono" fo:font-size="9.5pt" style:text-underline-style="none" officeooo:rsid="003b6803" officeooo:paragraph-rsid="00336c96" style:font-size-asian="9.5pt"/>
    </style:style>
    <style:style style:name="P50" style:family="paragraph" style:parent-style-name="Standard">
      <style:text-properties fo:color="#000000" loext:opacity="100%" style:font-name="Cascadia Mono" fo:font-size="9.5pt" style:text-underline-style="none" officeooo:rsid="00526f67" officeooo:paragraph-rsid="00526f67" style:font-size-asian="9.5pt"/>
    </style:style>
    <style:style style:name="P51" style:family="paragraph" style:parent-style-name="Standard">
      <style:text-properties fo:color="#000000" loext:opacity="100%" style:font-name="Cascadia Mono" fo:font-size="9.5pt" style:text-underline-style="none" fo:font-weight="bold" officeooo:rsid="005acc78" officeooo:paragraph-rsid="005acc78" style:font-size-asian="9.5pt" style:font-weight-asian="bold" style:font-weight-complex="bold"/>
    </style:style>
    <style:style style:name="P52" style:family="paragraph" style:parent-style-name="Standard">
      <style:text-properties fo:color="#000000" loext:opacity="100%" style:font-name="Cascadia Mono" fo:font-size="9.5pt" style:text-underline-style="none" fo:font-weight="normal" officeooo:rsid="0073ff2e" officeooo:paragraph-rsid="0076feaf" style:font-size-asian="9.5pt" style:font-weight-asian="normal" style:font-weight-complex="normal"/>
    </style:style>
    <style:style style:name="P53" style:family="paragraph" style:parent-style-name="Table_20_Contents">
      <style:text-properties fo:color="#000000" loext:opacity="100%" officeooo:rsid="00842950" officeooo:paragraph-rsid="00842950"/>
    </style:style>
    <style:style style:name="P54" style:family="paragraph" style:parent-style-name="Table_20_Contents">
      <style:text-properties fo:color="#000000" loext:opacity="100%" officeooo:rsid="00842950" officeooo:paragraph-rsid="00850762"/>
    </style:style>
    <style:style style:name="P55" style:family="paragraph" style:parent-style-name="Standard">
      <style:text-properties officeooo:paragraph-rsid="00344348"/>
    </style:style>
    <style:style style:name="P56" style:family="paragraph" style:parent-style-name="Table_20_Contents">
      <style:text-properties officeooo:rsid="00842950" officeooo:paragraph-rsid="00842950"/>
    </style:style>
    <style:style style:name="P57" style:family="paragraph" style:parent-style-name="Table_20_Heading">
      <style:text-properties officeooo:rsid="00842950" officeooo:paragraph-rsid="00842950"/>
    </style:style>
    <style:style style:name="P58" style:family="paragraph" style:parent-style-name="Standard">
      <style:text-properties style:text-underline-style="none" fo:font-weight="normal" officeooo:rsid="00985070" officeooo:paragraph-rsid="00985070" style:font-weight-asian="normal" style:font-weight-complex="normal"/>
    </style:style>
    <style:style style:name="P59" style:family="paragraph" style:parent-style-name="Standard">
      <style:text-properties style:text-underline-style="none" fo:font-weight="normal" officeooo:rsid="00a28552" officeooo:paragraph-rsid="00a28552" style:font-weight-asian="normal" style:font-weight-complex="normal"/>
    </style:style>
    <style:style style:name="P60" style:family="paragraph" style:parent-style-name="Standard">
      <style:text-properties style:text-underline-style="none" fo:font-weight="normal" officeooo:rsid="00a5b00e" officeooo:paragraph-rsid="00a5b00e" style:font-weight-asian="normal" style:font-weight-complex="normal"/>
    </style:style>
    <style:style style:name="P61" style:family="paragraph" style:parent-style-name="Standard">
      <style:text-properties style:text-underline-style="none" fo:font-weight="normal" officeooo:rsid="00a5e817" officeooo:paragraph-rsid="00a5e817" style:font-weight-asian="normal" style:font-weight-complex="normal"/>
    </style:style>
    <style:style style:name="P62" style:family="paragraph" style:parent-style-name="Standard">
      <style:text-properties style:text-underline-style="none" fo:font-weight="normal" officeooo:rsid="00a98ce2" officeooo:paragraph-rsid="00a98ce2"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0a28552" officeooo:paragraph-rsid="00a28552" style:font-weight-asian="normal" style:font-weight-complex="normal"/>
    </style:style>
    <style:style style:name="P64" style:family="paragraph" style:parent-style-name="Standard">
      <style:text-properties officeooo:paragraph-rsid="00ae3d24"/>
    </style:style>
    <style:style style:name="P65" style:family="paragraph" style:parent-style-name="Standard" style:list-style-name="L1">
      <style:text-properties officeooo:paragraph-rsid="00ae3d24"/>
    </style:style>
    <style:style style:name="P66" style:family="paragraph" style:parent-style-name="Standard">
      <style:text-properties officeooo:rsid="00ae3d24" officeooo:paragraph-rsid="00ae3d24"/>
    </style:style>
    <style:style style:name="P67" style:family="paragraph" style:parent-style-name="Standard">
      <style:text-properties officeooo:rsid="00b1a56c" officeooo:paragraph-rsid="00b1a56c"/>
    </style:style>
    <style:style style:name="P68" style:family="paragraph" style:parent-style-name="Standard">
      <style:text-properties officeooo:rsid="00b946d0" officeooo:paragraph-rsid="00b946d0"/>
    </style:style>
    <style:style style:name="P69" style:family="paragraph" style:parent-style-name="Standard">
      <style:text-properties officeooo:rsid="00be50fd" officeooo:paragraph-rsid="00be50fd"/>
    </style:style>
    <style:style style:name="T1" style:family="text">
      <style:text-properties officeooo:rsid="0005e49c"/>
    </style:style>
    <style:style style:name="T2" style:family="text">
      <style:text-properties officeooo:rsid="0005f051"/>
    </style:style>
    <style:style style:name="T3" style:family="text">
      <style:text-properties officeooo:rsid="0007ab10"/>
    </style:style>
    <style:style style:name="T4" style:family="text">
      <style:text-properties officeooo:rsid="0009dcf0"/>
    </style:style>
    <style:style style:name="T5" style:family="text">
      <style:text-properties officeooo:rsid="000b08dd"/>
    </style:style>
    <style:style style:name="T6" style:family="text">
      <style:text-properties officeooo:rsid="000e139a"/>
    </style:style>
    <style:style style:name="T7" style:family="text">
      <style:text-properties style:text-underline-style="none" officeooo:rsid="0031807f"/>
    </style:style>
    <style:style style:name="T8" style:family="text">
      <style:text-properties style:text-underline-style="none" officeooo:rsid="003230f1"/>
    </style:style>
    <style:style style:name="T9" style:family="text">
      <style:text-properties style:text-underline-style="none" officeooo:rsid="0032efa5"/>
    </style:style>
    <style:style style:name="T10" style:family="text">
      <style:text-properties style:text-underline-style="none" fo:font-weight="bold" officeooo:rsid="003230f1" style:font-weight-asian="bold" style:font-weight-complex="bold"/>
    </style:style>
    <style:style style:name="T11" style:family="text">
      <style:text-properties style:text-underline-style="none" officeooo:rsid="00458399"/>
    </style:style>
    <style:style style:name="T12" style:family="text">
      <style:text-properties style:text-underline-style="none" officeooo:rsid="00486cc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ae3d24" style:font-weight-asian="normal" style:font-weight-complex="normal"/>
    </style:style>
    <style:style style:name="T15" style:family="text">
      <style:text-properties style:text-underline-style="none" fo:font-weight="normal" officeooo:rsid="00afa94e" style:font-weight-asian="normal" style:font-weight-complex="normal"/>
    </style:style>
    <style:style style:name="T16" style:family="text">
      <style:text-properties style:text-underline-style="none" fo:font-weight="normal" officeooo:rsid="00b0312d" style:font-weight-asian="normal" style:font-weight-complex="normal"/>
    </style:style>
    <style:style style:name="T17" style:family="text">
      <style:text-properties style:text-underline-style="none" fo:font-weight="normal" officeooo:rsid="00b1db54" style:font-weight-asian="normal" style:font-weight-complex="normal"/>
    </style:style>
    <style:style style:name="T18" style:family="text">
      <style:text-properties style:text-underline-style="none" fo:font-weight="normal" officeooo:rsid="00b21ddc" style:font-weight-asian="normal" style:font-weight-complex="normal"/>
    </style:style>
    <style:style style:name="T19" style:family="text">
      <style:text-properties style:text-underline-style="none" fo:font-weight="normal" officeooo:rsid="00b2a6dd" style:font-weight-asian="normal" style:font-weight-complex="normal"/>
    </style:style>
    <style:style style:name="T20" style:family="text">
      <style:text-properties style:text-underline-style="none" fo:font-weight="normal" officeooo:rsid="00b333a6" style:font-weight-asian="normal" style:font-weight-complex="normal"/>
    </style:style>
    <style:style style:name="T21" style:family="text">
      <style:text-properties style:text-underline-style="none" fo:font-weight="normal" officeooo:rsid="00b48670" style:font-weight-asian="normal" style:font-weight-complex="normal"/>
    </style:style>
    <style:style style:name="T22" style:family="text">
      <style:text-properties style:text-underline-style="none" fo:font-weight="normal" officeooo:rsid="00b6305a" style:font-weight-asian="normal" style:font-weight-complex="normal"/>
    </style:style>
    <style:style style:name="T23" style:family="text">
      <style:text-properties style:text-underline-style="none" fo:font-weight="normal" officeooo:rsid="00b79966" style:font-weight-asian="normal" style:font-weight-complex="normal"/>
    </style:style>
    <style:style style:name="T24" style:family="text">
      <style:text-properties style:text-underline-style="none" fo:font-weight="normal" officeooo:rsid="00ba010f" style:font-weight-asian="normal" style:font-weight-complex="normal"/>
    </style:style>
    <style:style style:name="T25" style:family="text">
      <style:text-properties style:text-underline-style="none" fo:font-weight="normal" officeooo:rsid="00ba43d5" style:font-weight-asian="normal" style:font-weight-complex="normal"/>
    </style:style>
    <style:style style:name="T26" style:family="text">
      <style:text-properties style:text-underline-style="none" fo:font-weight="normal" officeooo:rsid="00bb7b47" style:font-weight-asian="normal" style:font-weight-complex="normal"/>
    </style:style>
    <style:style style:name="T27" style:family="text">
      <style:text-properties style:text-underline-style="none" fo:font-weight="normal" officeooo:rsid="00bce7da" style:font-weight-asian="normal" style:font-weight-complex="normal"/>
    </style:style>
    <style:style style:name="T28" style:family="text">
      <style:text-properties style:text-underline-style="none" fo:font-weight="normal" officeooo:rsid="00bff218" style:font-weight-asian="normal" style:font-weight-complex="normal"/>
    </style:style>
    <style:style style:name="T29" style:family="text">
      <style:text-properties officeooo:rsid="000f1584"/>
    </style:style>
    <style:style style:name="T30" style:family="text">
      <style:text-properties officeooo:rsid="0010d27e"/>
    </style:style>
    <style:style style:name="T31" style:family="text">
      <style:text-properties officeooo:rsid="001473f5"/>
    </style:style>
    <style:style style:name="T32" style:family="text">
      <style:text-properties officeooo:rsid="00155a00"/>
    </style:style>
    <style:style style:name="T33" style:family="text">
      <style:text-properties officeooo:rsid="00180961"/>
    </style:style>
    <style:style style:name="T34" style:family="text">
      <style:text-properties officeooo:rsid="0018445c"/>
    </style:style>
    <style:style style:name="T35" style:family="text">
      <style:text-properties officeooo:rsid="001c197b"/>
    </style:style>
    <style:style style:name="T36" style:family="text">
      <style:text-properties officeooo:rsid="001d5f1a"/>
    </style:style>
    <style:style style:name="T37" style:family="text">
      <style:text-properties officeooo:rsid="00218122"/>
    </style:style>
    <style:style style:name="T38" style:family="text">
      <style:text-properties officeooo:rsid="0023b17c"/>
    </style:style>
    <style:style style:name="T39" style:family="text">
      <style:text-properties officeooo:rsid="0024faf5"/>
    </style:style>
    <style:style style:name="T40" style:family="text">
      <style:text-properties officeooo:rsid="0026fb47"/>
    </style:style>
    <style:style style:name="T41" style:family="text">
      <style:text-properties officeooo:rsid="0027f6d9"/>
    </style:style>
    <style:style style:name="T42" style:family="text">
      <style:text-properties officeooo:rsid="0029f121"/>
    </style:style>
    <style:style style:name="T43" style:family="text">
      <style:text-properties officeooo:rsid="002a2f8b"/>
    </style:style>
    <style:style style:name="T44" style:family="text">
      <style:text-properties officeooo:rsid="002c136e"/>
    </style:style>
    <style:style style:name="T45" style:family="text">
      <style:text-properties officeooo:rsid="002e3ee6"/>
    </style:style>
    <style:style style:name="T46" style:family="text">
      <style:text-properties officeooo:rsid="0032efa5"/>
    </style:style>
    <style:style style:name="T47" style:family="text">
      <style:text-properties officeooo:rsid="00336c96"/>
    </style:style>
    <style:style style:name="T48" style:family="text">
      <style:text-properties officeooo:rsid="00367606"/>
    </style:style>
    <style:style style:name="T49" style:family="text">
      <style:text-properties officeooo:rsid="0038e76a"/>
    </style:style>
    <style:style style:name="T50" style:family="text">
      <style:text-properties officeooo:rsid="003cc69a"/>
    </style:style>
    <style:style style:name="T51" style:family="text">
      <style:text-properties fo:color="#0000ff" loext:opacity="100%" style:font-name="Cascadia Mono" fo:font-size="9.5pt" style:font-size-asian="9.5pt"/>
    </style:style>
    <style:style style:name="T52" style:family="text">
      <style:text-properties fo:color="#0000ff" loext:opacity="100%" style:font-name="Cascadia Mono" fo:font-size="9.5pt" fo:font-weight="normal" style:font-size-asian="9.5pt" style:font-weight-asian="normal" style:font-weight-complex="normal"/>
    </style:style>
    <style:style style:name="T53" style:family="text">
      <style:text-properties fo:color="#000000" loext:opacity="100%" style:font-name="Cascadia Mono" fo:font-size="9.5pt" style:font-size-asian="9.5pt"/>
    </style:style>
    <style:style style:name="T54" style:family="text">
      <style:text-properties fo:color="#008000" loext:opacity="100%" style:font-name="Cascadia Mono" fo:font-size="9.5pt" style:font-size-asian="9.5pt"/>
    </style:style>
    <style:style style:name="T55" style:family="text">
      <style:text-properties fo:color="#808080" loext:opacity="100%" style:font-name="Cascadia Mono" fo:font-size="9.5pt" style:font-size-asian="9.5pt"/>
    </style:style>
    <style:style style:name="T56" style:family="text">
      <style:text-properties fo:color="#a31515" loext:opacity="100%" style:font-name="Cascadia Mono" fo:font-size="9.5pt" style:font-size-asian="9.5pt"/>
    </style:style>
    <style:style style:name="T57" style:family="text">
      <style:text-properties fo:color="#2b91af" loext:opacity="100%" style:font-name="Cascadia Mono" fo:font-size="9.5pt" style:font-size-asian="9.5pt"/>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0428a97" style:font-weight-asian="normal" style:font-weight-complex="normal"/>
    </style:style>
    <style:style style:name="T61" style:family="text">
      <style:text-properties fo:font-weight="normal" officeooo:rsid="004485a1" style:font-weight-asian="normal" style:font-weight-complex="normal"/>
    </style:style>
    <style:style style:name="T62" style:family="text">
      <style:text-properties fo:font-weight="normal" officeooo:rsid="00452076" style:font-weight-asian="normal" style:font-weight-complex="normal"/>
    </style:style>
    <style:style style:name="T63" style:family="text">
      <style:text-properties fo:font-weight="normal" officeooo:rsid="004e67da" style:font-weight-asian="normal" style:font-weight-complex="normal"/>
    </style:style>
    <style:style style:name="T64" style:family="text">
      <style:text-properties fo:font-weight="normal" officeooo:rsid="004ea081" style:font-weight-asian="normal" style:font-weight-complex="normal"/>
    </style:style>
    <style:style style:name="T65" style:family="text">
      <style:text-properties fo:font-weight="normal" officeooo:rsid="00509f25" style:font-weight-asian="normal" style:font-weight-complex="normal"/>
    </style:style>
    <style:style style:name="T66" style:family="text">
      <style:text-properties fo:font-weight="normal" officeooo:rsid="005157fa" style:font-weight-asian="normal" style:font-weight-complex="normal"/>
    </style:style>
    <style:style style:name="T67" style:family="text">
      <style:text-properties fo:font-weight="normal" officeooo:rsid="00546288" style:font-weight-asian="normal" style:font-weight-complex="normal"/>
    </style:style>
    <style:style style:name="T68" style:family="text">
      <style:text-properties fo:font-weight="normal" officeooo:rsid="00562b37" style:font-weight-asian="normal" style:font-weight-complex="normal"/>
    </style:style>
    <style:style style:name="T69" style:family="text">
      <style:text-properties fo:font-weight="normal" officeooo:rsid="00570271" style:font-weight-asian="normal" style:font-weight-complex="normal"/>
    </style:style>
    <style:style style:name="T70" style:family="text">
      <style:text-properties fo:font-weight="normal" officeooo:rsid="0057ffce" style:font-weight-asian="normal" style:font-weight-complex="normal"/>
    </style:style>
    <style:style style:name="T71" style:family="text">
      <style:text-properties fo:font-weight="normal" officeooo:rsid="00598366" style:font-weight-asian="normal" style:font-weight-complex="normal"/>
    </style:style>
    <style:style style:name="T72" style:family="text">
      <style:text-properties fo:font-weight="normal" officeooo:rsid="009fe2a1" style:font-weight-asian="normal" style:font-weight-complex="normal"/>
    </style:style>
    <style:style style:name="T73" style:family="text">
      <style:text-properties fo:font-weight="normal" officeooo:rsid="00a00b1b" style:font-weight-asian="normal" style:font-weight-complex="normal"/>
    </style:style>
    <style:style style:name="T74" style:family="text">
      <style:text-properties officeooo:rsid="0046c24c"/>
    </style:style>
    <style:style style:name="T75" style:family="text">
      <style:text-properties officeooo:rsid="00486cce"/>
    </style:style>
    <style:style style:name="T76" style:family="text">
      <style:text-properties officeooo:rsid="004872df"/>
    </style:style>
    <style:style style:name="T77" style:family="text">
      <style:text-properties officeooo:rsid="004bb14a"/>
    </style:style>
    <style:style style:name="T78" style:family="text">
      <style:text-properties officeooo:rsid="004cc1e0"/>
    </style:style>
    <style:style style:name="T79" style:family="text">
      <style:text-properties officeooo:rsid="005ecda6"/>
    </style:style>
    <style:style style:name="T80" style:family="text">
      <style:text-properties officeooo:rsid="005fa315"/>
    </style:style>
    <style:style style:name="T81" style:family="text">
      <style:text-properties officeooo:rsid="0062b4e8"/>
    </style:style>
    <style:style style:name="T82" style:family="text">
      <style:text-properties officeooo:rsid="0064b320"/>
    </style:style>
    <style:style style:name="T83" style:family="text">
      <style:text-properties officeooo:rsid="0064bd43"/>
    </style:style>
    <style:style style:name="T84" style:family="text">
      <style:text-properties officeooo:rsid="006817b2"/>
    </style:style>
    <style:style style:name="T85" style:family="text">
      <style:text-properties officeooo:rsid="006953c6"/>
    </style:style>
    <style:style style:name="T86" style:family="text">
      <style:text-properties officeooo:rsid="006a5aff"/>
    </style:style>
    <style:style style:name="T87" style:family="text">
      <style:text-properties officeooo:rsid="006d3dee"/>
    </style:style>
    <style:style style:name="T88" style:family="text">
      <style:text-properties officeooo:rsid="0071cc16"/>
    </style:style>
    <style:style style:name="T89" style:family="text">
      <style:text-properties officeooo:rsid="0073a74c"/>
    </style:style>
    <style:style style:name="T90" style:family="text">
      <style:text-properties officeooo:rsid="0075af1b"/>
    </style:style>
    <style:style style:name="T91" style:family="text">
      <style:text-properties fo:color="#008080" loext:opacity="100%" style:font-name="Cascadia Mono" fo:font-size="9.5pt" style:font-size-asian="9.5pt"/>
    </style:style>
    <style:style style:name="T92" style:family="text">
      <style:text-properties officeooo:rsid="00772c22"/>
    </style:style>
    <style:style style:name="T93" style:family="text">
      <style:text-properties officeooo:rsid="0077efb6"/>
    </style:style>
    <style:style style:name="T94" style:family="text">
      <style:text-properties officeooo:rsid="007b16ae"/>
    </style:style>
    <style:style style:name="T95" style:family="text">
      <style:text-properties officeooo:rsid="007de2fa"/>
    </style:style>
    <style:style style:name="T96" style:family="text">
      <style:text-properties officeooo:rsid="008142bc"/>
    </style:style>
    <style:style style:name="T97" style:family="text">
      <style:text-properties officeooo:rsid="008582b5"/>
    </style:style>
    <style:style style:name="T98" style:family="text">
      <style:text-properties officeooo:rsid="00860898"/>
    </style:style>
    <style:style style:name="T99" style:family="text">
      <style:text-properties officeooo:rsid="00902a94"/>
    </style:style>
    <style:style style:name="T100" style:family="text">
      <style:text-properties officeooo:rsid="0092f25f"/>
    </style:style>
    <style:style style:name="T101" style:family="text">
      <style:text-properties officeooo:rsid="0093b4a5"/>
    </style:style>
    <style:style style:name="T102" style:family="text">
      <style:text-properties officeooo:rsid="00946a2f"/>
    </style:style>
    <style:style style:name="T103" style:family="text">
      <style:text-properties officeooo:rsid="0095154d"/>
    </style:style>
    <style:style style:name="T104" style:family="text">
      <style:text-properties officeooo:rsid="0097f2bc"/>
    </style:style>
    <style:style style:name="T105" style:family="text">
      <style:text-properties officeooo:rsid="00994625"/>
    </style:style>
    <style:style style:name="T106" style:family="text">
      <style:text-properties officeooo:rsid="009ad903"/>
    </style:style>
    <style:style style:name="T107" style:family="text">
      <style:text-properties officeooo:rsid="009e51cd"/>
    </style:style>
    <style:style style:name="T108" style:family="text">
      <style:text-properties officeooo:rsid="009ee873"/>
    </style:style>
    <style:style style:name="T109" style:family="text">
      <style:text-properties officeooo:rsid="009fd9dc"/>
    </style:style>
    <style:style style:name="T110" style:family="text">
      <style:text-properties officeooo:rsid="00a064ab"/>
    </style:style>
    <style:style style:name="T111" style:family="text">
      <style:text-properties officeooo:rsid="00a15147"/>
    </style:style>
    <style:style style:name="T112" style:family="text">
      <style:text-properties officeooo:rsid="00a345c6"/>
    </style:style>
    <style:style style:name="T113" style:family="text">
      <style:text-properties officeooo:rsid="00a89a61"/>
    </style:style>
    <style:style style:name="T114" style:family="text">
      <style:text-properties officeooo:rsid="00ab7be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text:p>
      <text:p text:style-name="P2">1) <text:span text:style-name="T1">A declaration provides the name and type </text:span><text:span text:style-name="T2">of what is named </text:span><text:span text:style-name="T4">to a scope</text:span><text:span text:style-name="T2">. In the case of a function, it also provides the types of any arguments. </text:span><text:span text:style-name="T3">A </text:span><text:span text:style-name="T1">definition, </text:span><text:span text:style-name="T3">meanwhile,</text:span><text:span text:style-name="T1"> also sets aside the memory. All definitions are therefore also declarations however not all declarations are definitions.</text:span></text:p>
      <text:p text:style-name="P2"/>
      <text:p text:style-name="P3">2) <text:span text:style-name="T5">A function declaration, as opposed to a definition, will not provide a function body. A function declaration also need not provide names for the arguments, however this is optional since it may be helpful and improve clarity to do so anyway.</text:span></text:p>
      <text:p text:style-name="P3"/>
      <text:p text:style-name="P4">3) <text:span text:style-name="T6">A variable declaration (in this case, I’m taking variable to include all objects, not just primitive types) and a variable definition are less often distinguished from one another than with functions. This is because, more often than not, </text:span><text:span text:style-name="T30">an object</text:span><text:span text:style-name="T6"> will have memory allocated for it </text:span><text:span text:style-name="T29">even if no initial value is provided. </text:span><text:span text:style-name="T30">The following are therefore definitions: vector&lt;int&gt; v; int x; int x = 10;</text:span></text:p>
      <text:p text:style-name="P4"/>
      <text:p text:style-name="P5">An exception to this <text:span text:style-name="T31">is with the use of the</text:span> “extern” keyword <text:span text:style-name="T32">with variables </text:span><text:span text:style-name="T31">which</text:span> provides a true declaration for primitive types. The following is therefore a declaration: extern int x;</text:p>
      <text:p text:style-name="P5"/>
      <text:p text:style-name="P6">4) <text:span text:style-name="T33">Every function must be declared before it can be used. Since a declaration is always part of a definition, often another declaration is not needed. However, in the case of the calculator program, the functions called each other in a circular fashion such that there was no way of ordering them without one of them having a call to a function that hadn’t yet been declared. </text:span><text:span text:style-name="T34">To solve this, we added a forward declaration to the expression() function above all the other functions which let the compiler know of its existence and that a definition would be coming further down.</text:span></text:p>
      <text:p text:style-name="P6"/>
      <text:p text:style-name="P7">5) int a; is a definition since the compiler will allocate the memory even without an initial value.</text:p>
      <text:p text:style-name="P7"/>
      <text:p text:style-name="P7">6) <text:span text:style-name="T35">Initialising variables as they are declared safeguards against accidentally attempting to use the value of an uninitialised variable which in c++ is undefined behaviour. </text:span><text:span text:style-name="T36">This can lead to unpredictable behaviour such as reading whatever random value happened to be stored in that variable’s allocated memory before.</text:span></text:p>
      <text:p text:style-name="P7"/>
      <text:p text:style-name="P8">7) <text:span text:style-name="T37">A function declaration must at least consist of a return type and a name. e.g. int foo();</text:span></text:p>
      <text:p text:style-name="P9">If it has <text:span text:style-name="T109">parameters</text:span>, it must also consist of the <text:span text:style-name="T109">parameter</text:span> types. e.g. int foo(int, int);</text:p>
      <text:p text:style-name="P10">Optionally, it can also consist of <text:span text:style-name="T109">parameter</text:span> names. e.g. int foo(int x, int y);</text:p>
      <text:p text:style-name="P10"/>
      <text:p text:style-name="P11">8) <text:span text:style-name="T38">Good indentation makes nested scopes legible. The compiler will not care, however it allows programmers reading code to know where a scope begins and ends, and therefore when an object will go out of scope and be destroyed. </text:span><text:span text:style-name="T39">It also helps avoid bugs.</text:span></text:p>
      <text:p text:style-name="P11"/>
      <text:p text:style-name="P12">9) <text:span text:style-name="T40">Header files are used to group together declarations for variables, functions, etc. in one place that doesn’t clutter our source files. They can be </text:span><text:span text:style-name="T41">#</text:span><text:span text:style-name="T40">include -</text:span><text:span text:style-name="T41">ed</text:span><text:span text:style-name="T40"> in source files </text:span><text:span text:style-name="T41">to allow the use of the things they declare. </text:span><text:span text:style-name="T42">Since header files are essentially collections of declarations without definitions, they also allow us to peruse those declarations to find out how to use them (what arguments to provide, etc.). </text:span><text:span text:style-name="T43">We never need to see the </text:span><text:span text:style-name="T44">bulky</text:span><text:span text:style-name="T43"> definitions.</text:span></text:p>
      <text:p text:style-name="P12"/>
      <text:p text:style-name="P13">10) <text:span text:style-name="T45">Syntactically, a scope is a portion of code surrounded by curly braces, {}. </text:span><text:span text:style-name="T107">Depending on the kind of scope, it can limit the lifespan of any declaration made inside of it or it can simply group together functions, variables, etc. under one name. </text:span><text:span text:style-name="T108">Certain scopes can be nested within others, see global, namespace, class, local and statement scopes.</text:span></text:p>
      <text:p text:style-name="P13"/>
      <text:p text:style-name="P14"/>
      <text:p text:style-name="P14"/>
      <text:p text:style-name="P55"><text:soft-page-break/><text:span text:style-name="T7">11) </text:span><text:span text:style-name="T10">Global scope:</text:span><text:span text:style-name="T8"> This is the only scope that isn’t delimited </text:span><text:span text:style-name="T9">by some form of syntax such as</text:span><text:span text:style-name="T8"> curly braces. </text:span><text:span text:style-name="T11">It is the outermost scope. </text:span><text:span text:style-name="T12">Objects</text:span><text:span text:style-name="T8"> </text:span><text:span text:style-name="T12">defined</text:span><text:span text:style-name="T8"> here will only be destroyed once the program exits.</text:span></text:p>
      <text:p text:style-name="P46">Example:</text:p>
      <text:p text:style-name="P22"><text:span text:style-name="T51">int</text:span><text:span text:style-name="T53"> x;</text:span></text:p>
      <text:p text:style-name="P47"/>
      <text:p text:style-name="Standard"><text:span text:style-name="T51">int</text:span><text:span text:style-name="T53"> main()</text:span></text:p>
      <text:p text:style-name="P47">{</text:p>
      <text:p text:style-name="Standard"><text:span text:style-name="T53"><text:tab/>x = 7;<text:tab/></text:span><text:span text:style-name="T54">// we can use x anywhere in this file without special syntax</text:span></text:p>
      <text:p text:style-name="P48">}</text:p>
      <text:p text:style-name="P14"/>
      <text:p text:style-name="P15"><text:span text:style-name="T58">Namespace scope:</text:span> <text:span text:style-name="T46">A namespace scope exists to avoid naming clashes in large programs </text:span><text:span text:style-name="T48">and to group together logically related </text:span><text:span text:style-name="T75">classes, functions, etc</text:span><text:span text:style-name="T48">.</text:span><text:span text:style-name="T46"> </text:span><text:span text:style-name="T74">It is nested either inside the global scope or inside another namespace. </text:span><text:span text:style-name="T75">Namespace scopes don’t alter when an object will be destroyed, </text:span><text:span text:style-name="T76">only how they are accessed which can be done by</text:span><text:span text:style-name="T47"> using </text:span><text:span text:style-name="T49">their</text:span><text:span text:style-name="T47"> fully qualified name</text:span><text:span text:style-name="T49">s</text:span><text:span text:style-name="T47">.</text:span></text:p>
      <text:p text:style-name="P18">Example:</text:p>
      <text:p text:style-name="P20"><text:span text:style-name="T55">#include</text:span><text:span text:style-name="T53"> </text:span><text:span text:style-name="T56">&lt;string&gt;</text:span></text:p>
      <text:p text:style-name="P47"/>
      <text:p text:style-name="Standard"><text:span text:style-name="T51">namespace</text:span><text:span text:style-name="T53"> MyGraphs {</text:span></text:p>
      <text:p text:style-name="Standard"><text:span text:style-name="T53"><text:tab/></text:span><text:span text:style-name="T51">void</text:span><text:span text:style-name="T53"> display_img(std::</text:span><text:span text:style-name="T57">string</text:span><text:span text:style-name="T53"> </text:span><text:span text:style-name="T55">img_file</text:span><text:span text:style-name="T53">);<text:tab/></text:span><text:span text:style-name="T54">// this can be defined elsewhere</text:span></text:p>
      <text:p text:style-name="P47">}</text:p>
      <text:p text:style-name="P47"/>
      <text:p text:style-name="Standard"><text:span text:style-name="T51">int</text:span><text:span text:style-name="T53"> main()</text:span></text:p>
      <text:p text:style-name="P47">{</text:p>
      <text:p text:style-name="Standard"><text:span text:style-name="T53"><text:tab/>MyGraphs::display_img(</text:span><text:span text:style-name="T56">"penguin.jpg"</text:span><text:span text:style-name="T53">); </text:span><text:span text:style-name="T54">// must use fully qualified name to access <text:tab/><text:tab/><text:tab/><text:tab/><text:tab/><text:tab/><text:tab/> <text:s text:c="2"/>MyGraphs scope</text:span></text:p>
      <text:p text:style-name="P49">}</text:p>
      <text:p text:style-name="P19"/>
      <text:p text:style-name="P16"><text:span text:style-name="T58">Class scope:</text:span> <text:span text:style-name="T50">A class scope exist</text:span><text:span text:style-name="T77">s</text:span><text:span text:style-name="T50"> to </text:span><text:span text:style-name="T48">group together logically related </text:span><text:span text:style-name="T77">variables, functions, etc. and to allow the </text:span><text:span text:style-name="T50">creat</text:span><text:span text:style-name="T77">ion of</text:span><text:span text:style-name="T50"> multiple instantiations of an object. </text:span><text:span text:style-name="T77">A class’ scope can be nested inside the global scope, a namespace scope </text:span><text:span text:style-name="T106">or another class </text:span><text:span text:style-name="T107">scope</text:span><text:span text:style-name="T77">. Similar to namespace scopes, class scopes won’t affect when an object defined inside it will be destroyed, that is dependent on the global, local or statement scope that the instance of the class is defined in.</text:span><text:span text:style-name="T50"> </text:span><text:span text:style-name="T78">A class scope can be accessed by using the name of the instance in front of any of its variables, functions etc.</text:span></text:p>
      <text:p text:style-name="P21">Example:</text:p>
      <text:p text:style-name="P22"><text:span text:style-name="T51">struct</text:span><text:span text:style-name="T53"> </text:span><text:span text:style-name="T57">MyClass</text:span><text:span text:style-name="T53"> {</text:span></text:p>
      <text:p text:style-name="Standard"><text:span text:style-name="T53"><text:tab/></text:span><text:span text:style-name="T51">int</text:span><text:span text:style-name="T53"> x = 0;</text:span></text:p>
      <text:p text:style-name="P47">};</text:p>
      <text:p text:style-name="P47"/>
      <text:p text:style-name="Standard"><text:span text:style-name="T51">int</text:span><text:span text:style-name="T53"> main()</text:span></text:p>
      <text:p text:style-name="P47">{</text:p>
      <text:p text:style-name="Standard"><text:span text:style-name="T53"><text:tab/></text:span><text:span text:style-name="T57">MyClass</text:span><text:span text:style-name="T53"> mc;<text:tab/></text:span><text:span text:style-name="T54">// first create an instance(which in itself is inside main()'s <text:tab/><text:tab/><text:tab/><text:tab/> <text:s text:c="2"/>local scope)</text:span></text:p>
      <text:p text:style-name="Standard"><text:span text:style-name="T53"><text:tab/>mc.x = 1;<text:tab/></text:span><text:span text:style-name="T54">// must use the instance name "mc" to access its scope</text:span></text:p>
      <text:p text:style-name="P48">}</text:p>
      <text:p text:style-name="P21"/>
      <text:p text:style-name="P17"><text:span text:style-name="T58">Local scope:</text:span><text:span text:style-name="T59"> </text:span><text:span text:style-name="T60">A local scope is delimited by curly braces, {}, that show the lifespan of any de</text:span><text:span text:style-name="T63">clarations</text:span><text:span text:style-name="T60"> made inside of them. </text:span><text:span text:style-name="T64">They come in the form of function bodies and simple curly brace blocks designed to limit scope. </text:span><text:span text:style-name="T60">The </text:span><text:span text:style-name="T72">parameters</text:span><text:span text:style-name="T60"> of a function, </text:span><text:span text:style-name="T61">although declared in () just before the {}, are also part of the function’s local scope. </text:span><text:span text:style-name="T65">Local scopes can be nested in all types of scope except statement.</text:span><text:span text:style-name="T61"> </text:span><text:span text:style-name="T62">Objects are destroyed once the scope ends. </text:span><text:span text:style-name="T64">Anything declared inside </text:span><text:span text:style-name="T65">a local scope can be accessed without special syntax within that scope as well as </text:span><text:span text:style-name="T72">scopes</text:span><text:span text:style-name="T65"> nested </text:span><text:span text:style-name="T66">inside</text:span><text:span text:style-name="T65"> it.</text:span></text:p>
      <text:p text:style-name="P25"><text:span text:style-name="T65">E</text:span><text:span text:style-name="T59">xample:</text:span></text:p>
      <text:p text:style-name="P25"><text:span text:style-name="T52">int</text:span><text:span text:style-name="T53"> main()</text:span></text:p>
      <text:p text:style-name="P47">{</text:p>
      <text:p text:style-name="Standard"><text:span text:style-name="T53"><text:tab/></text:span><text:span text:style-name="T51">int</text:span><text:span text:style-name="T53"> x;</text:span></text:p>
      <text:p text:style-name="Standard"><text:span text:style-name="T53"><text:tab/>x = 1;<text:tab/></text:span><text:span text:style-name="T54">// we can use x anywhere inside main()'s local scope, {}</text:span></text:p>
      <text:p text:style-name="P50">}</text:p>
      <text:p text:style-name="P35"/>
      <text:p text:style-name="P23"><text:soft-page-break/>Statement scope:<text:span text:style-name="T59"> </text:span><text:span text:style-name="T67">A statement scope is similar to a local scope in that they are delimited by curly braces that show </text:span><text:span text:style-name="T68">the lifespan of their declarations. </text:span><text:span text:style-name="T69">They can be for-loops, if-statements, etc. Declarations made in the headers of statements, such as a for-loop, are part of the statement’s scope. </text:span><text:span text:style-name="T70">Statement scopes can be nested in all types of scope. <text:s/></text:span><text:span text:style-name="T71">Objects are destroyed once the scope ends. </text:span><text:span text:style-name="T64">Anything declared inside </text:span><text:span text:style-name="T65">a </text:span><text:span text:style-name="T71">statement</text:span><text:span text:style-name="T65"> scope can be accessed without special syntax within that scope as well as </text:span><text:span text:style-name="T73">scopes</text:span><text:span text:style-name="T65"> nested </text:span><text:span text:style-name="T66">inside</text:span><text:span text:style-name="T65"> it.</text:span></text:p>
      <text:p text:style-name="P24"><text:span text:style-name="T65">E</text:span><text:span text:style-name="T59">xample:</text:span></text:p>
      <text:p text:style-name="P24"><text:span text:style-name="T52">int</text:span><text:span text:style-name="T53"> main()</text:span></text:p>
      <text:p text:style-name="P47">{</text:p>
      <text:p text:style-name="Standard"><text:span text:style-name="T53"><text:tab/></text:span><text:span text:style-name="T51">for</text:span><text:span text:style-name="T53"> (</text:span><text:span text:style-name="T51">int</text:span><text:span text:style-name="T53"> i = 0; i &lt; 10; ++i) {</text:span></text:p>
      <text:p text:style-name="Standard"><text:span text:style-name="T53"><text:tab/><text:tab/>++i;<text:tab/><text:tab/><text:tab/><text:tab/></text:span><text:span text:style-name="T54">// bad practice to modify this, <text:tab/><text:tab/><text:tab/><text:tab/><text:tab/><text:tab/><text:tab/><text:tab/> <text:s text:c="2"/>however we can use i anywhere inside the <text:tab/><text:tab/><text:tab/><text:tab/><text:tab/><text:tab/><text:tab/> <text:s text:c="2"/>loop's statement scope</text:span></text:p>
      <text:p text:style-name="P47"><text:tab/>}</text:p>
      <text:p text:style-name="P51">}</text:p>
      <text:p text:style-name="P26"/>
      <text:p text:style-name="P26">12) <text:span text:style-name="T79">See question 11 for details, although </text:span><text:span text:style-name="T80">a</text:span><text:span text:style-name="T79"> big difference is that whereas a local scope determines when an object will be destroyed, a class scope doesn’t.</text:span></text:p>
      <text:p text:style-name="P26"/>
      <text:p text:style-name="P27">13) <text:span text:style-name="T81">Global variables should be minimised since they lead to naming clashes, we have no clue as to where </text:span><text:span text:style-name="T83">a</text:span><text:span text:style-name="T81"> variable is being used in the program, </text:span><text:span text:style-name="T82">the order of initialisation of global variables is undefined in C++,</text:span><text:span text:style-name="T81"> and (as a final but minor point) </text:span><text:span text:style-name="T83">they </text:span><text:span text:style-name="T81">don’t give up their memory until the program exits.</text:span></text:p>
      <text:p text:style-name="P27"/>
      <text:p text:style-name="P28">14) <text:span text:style-name="T84">Passing by value creates a copy of the object for the function to use, leaving the original object unchanged. Passing by reference gives the function the address of the original variable, </text:span><text:span text:style-name="T85">avoiding creating a copy </text:span><text:span text:style-name="T84">and allow</text:span><text:span text:style-name="T85">ing</text:span><text:span text:style-name="T84"> </text:span><text:span text:style-name="T85">the function</text:span><text:span text:style-name="T84"> to read of modify it.</text:span></text:p>
      <text:p text:style-name="P28"/>
      <text:p text:style-name="P29">15) <text:span text:style-name="T86">Both p</text:span><text:span text:style-name="T84">assing by reference </text:span><text:span text:style-name="T86">and passing by const-reference</text:span><text:span text:style-name="T84"> give the function the address of the original variable </text:span><text:span text:style-name="T86">for the purposes of reading it whilst avoiding the creation of a copy. However, const-references prohibit the function from writing a value to that address which protects it from being modified accidentally.</text:span></text:p>
      <text:p text:style-name="P29"/>
      <text:p text:style-name="P30">16) <text:span text:style-name="T87">A swap() is a common function that switches the value of two variables.</text:span></text:p>
      <text:p text:style-name="P30"/>
      <text:p text:style-name="P31">17) <text:span text:style-name="T88">Passing-by-value an object of type vector&lt;double&gt; would be inadvisable since it creates of copy of what could be a very large object. </text:span><text:span text:style-name="T89">Passing-by-(const-)reference would be a better idea.</text:span></text:p>
      <text:p text:style-name="P31"/>
      <text:p text:style-name="P32">18) <text:span text:style-name="T90">An example of undefined order of evaluation would be the order of initialisation of global variables.</text:span></text:p>
      <text:p text:style-name="P33">Example:</text:p>
      <text:p text:style-name="P32"><text:span text:style-name="T51">extern</text:span><text:span text:style-name="T53"> </text:span><text:span text:style-name="T51">int</text:span><text:span text:style-name="T53"> var1;</text:span></text:p>
      <text:p text:style-name="Standard"><text:span text:style-name="T51">int</text:span><text:span text:style-name="T53"> var2 = var1;</text:span></text:p>
      <text:p text:style-name="Standard"><text:span text:style-name="T51">int</text:span><text:span text:style-name="T53"> var1 = 5;</text:span></text:p>
      <text:p text:style-name="P47"/>
      <text:p text:style-name="Standard"><text:span text:style-name="T51">int</text:span><text:span text:style-name="T53"> main()</text:span></text:p>
      <text:p text:style-name="P47">{</text:p>
      <text:p text:style-name="Standard"><text:span text:style-name="T53"><text:tab/>cout </text:span><text:span text:style-name="T91">&lt;&lt;</text:span><text:span text:style-name="T53"> var2;</text:span></text:p>
      <text:p text:style-name="P52">}</text:p>
      <text:p text:style-name="P32"/>
      <text:p text:style-name="P33">In this example, what has var2 been initialised to? It won’t give a compiler error, because all of the definitions are present and because when a global variable has a complicated initialisation (one involving another variable), any uninitialised global variables are initialised to 0. <text:span text:style-name="T92">So you might expect that var2 will be attempt to initialise, see that var1 hasn’t yet been and so initialise var1 to 0 and then finally initialise var2 to 0. </text:span><text:span text:style-name="T93">However, since this order is undefined, my compiler doesn’t do </text:span><text:soft-page-break/><text:span text:style-name="T93">this. Instead, upon seeing the declaration of var1, it goes and finds the definition on the next line first and initialises var1 to 5, then initialises var2 to 5 also. </text:span><text:span text:style-name="T94">Another compiler, might produce a program that prints 0 </text:span><text:span text:style-name="T95">from the same code.</text:span></text:p>
      <text:p text:style-name="P34"/>
      <text:p text:style-name="P34">19) <text:span text:style-name="T96">x&amp;&amp;y can be read as “x and y”. It is an expression that will evaluate as true only if both x and y are true. Otherwise it will evaluate to false.</text:span></text:p>
      <text:p text:style-name="P34"/>
      <text:p text:style-name="P36">x||y can be read as “x or y”. It is an expression that will evaluate as true if either x or y is true (or indeed if both are true). If both are false, it will evaluate to false.</text:p>
      <text:p text:style-name="P36"/>
      <text:p text:style-name="P37">20)</text:p>
      <table:table table:name="Table1" table:style-name="Table1">
        <table:table-column table:style-name="Table1.A"/>
        <table:table-column table:style-name="Table1.B"/>
        <table:table-header-rows>
          <table:table-row>
            <table:table-cell table:style-name="Table1.A1" office:value-type="string">
              <text:p text:style-name="P57">Not C++ Standard Conforming</text:p>
            </table:table-cell>
            <table:table-cell table:style-name="Table1.B1" office:value-type="string">
              <text:p text:style-name="P57">C++ Standard Conforming</text:p>
            </table:table-cell>
          </table:table-row>
        </table:table-header-rows>
        <table:table-row table:style-name="Table1.2">
          <table:table-cell table:style-name="Table1.A2" office:value-type="string">
            <text:p text:style-name="P53">Functions within functions</text:p>
          </table:table-cell>
          <table:table-cell table:style-name="Table1.B2" office:value-type="string">
            <text:p text:style-name="P56">Functions within classes</text:p>
          </table:table-cell>
        </table:table-row>
        <table:table-row table:style-name="Table1.3">
          <table:table-cell table:style-name="Table1.A2" office:value-type="string">
            <text:p text:style-name="P53"/>
          </table:table-cell>
          <table:table-cell table:style-name="Table1.B2" office:value-type="string">
            <text:p text:style-name="P56">Classes within classes</text:p>
          </table:table-cell>
        </table:table-row>
        <table:table-row table:style-name="Table1.3">
          <table:table-cell table:style-name="Table1.A2" office:value-type="string">
            <text:p text:style-name="P53"/>
          </table:table-cell>
          <table:table-cell table:style-name="Table1.B2" office:value-type="string">
            <text:p text:style-name="P54">Classes within functions</text:p>
          </table:table-cell>
        </table:table-row>
      </table:table>
      <text:p text:style-name="P37"/>
      <text:p text:style-name="P38">21) <text:span text:style-name="T97">An activation record is a data structure that is created when a function is called. It is essentially memory that has been allocated and will store all of the </text:span><text:span text:style-name="T110">arguments</text:span><text:span text:style-name="T97"> passed to the function as well as any local variables declared inside the function. It is also comprised of some implementation data to keep track of the caller and the return </text:span><text:span text:style-name="T98">value.</text:span></text:p>
      <text:p text:style-name="P38"/>
      <text:p text:style-name="P39">22) The call stack is itself a data structure that stores each activation record in order of activation. It grows each time a function is called and shrinks when a function returns. The name “stack” comes from the fact that it operates on a “last in, first out” rule. The stack will shrink when the most recently added activation record is removed (when that function returns).</text:p>
      <text:p text:style-name="P39"/>
      <text:p text:style-name="P41">The stack is necessary to store most of the data used whilst running a program.</text:p>
      <text:p text:style-name="P39"/>
      <text:p text:style-name="P40">23) <text:span text:style-name="T46">A namespace exists to avoid naming clashes in large programs </text:span><text:span text:style-name="T48">and to group together logically related </text:span><text:span text:style-name="T75">classes, functions, etc</text:span><text:span text:style-name="T48">.</text:span></text:p>
      <text:p text:style-name="P40"/>
      <text:p text:style-name="P42">24) A namespace differs from a class in that it cannot have multiple instantiations. A namespace also cannot be nested in a class <text:span text:style-name="T99">whereas a class can be nested in both a namespace and another class.</text:span></text:p>
      <text:p text:style-name="P42"/>
      <text:p text:style-name="P43">25) <text:span text:style-name="T100">A using declaration allows the use of </text:span><text:span text:style-name="T101">something</text:span><text:span text:style-name="T100"> declared inside the scope of a namespace without using </text:span><text:span text:style-name="T101">its</text:span><text:span text:style-name="T100"> fully qualified name. </text:span><text:span text:style-name="T101">This can make code shorter and more legible by eliminating the need to keep prefixing </text:span><text:span text:style-name="T102">an </text:span><text:span text:style-name="T101">object </text:span><text:span text:style-name="T102">or function</text:span><text:span text:style-name="T101"> with the name of </text:span><text:span text:style-name="T102">its</text:span><text:span text:style-name="T101"> namespace. </text:span><text:span text:style-name="T103">e.g. using std::cout;</text:span></text:p>
      <text:p text:style-name="P43"/>
      <text:p text:style-name="P44">26) A using directive differs from a using declaration in that <text:span text:style-name="T103">it acts </text:span><text:span text:style-name="T111">as </text:span><text:span text:style-name="T103">a using declaration for everything in the namespace at once. e.g. using namespace std;</text:span></text:p>
      <text:p text:style-name="P44"/>
      <text:p text:style-name="P45">Using directives should be avoided in header files since they can reintroduce the very name clashes that the namespace sought to avoid in the first place. By putting them in header files, you force whoever #include -s your file to have it. <text:span text:style-name="T104">It is better to leave that choice up to them.</text:span></text:p>
      <text:p text:style-name="P45"/>
      <text:p text:style-name="P58">27) <text:span text:style-name="T105">Namespace std is the namespace of the data types and functions defined in the standard library.</text:span></text:p>
      <text:p text:style-name="P58"/>
      <text:p text:style-name="P59"/>
      <text:p text:style-name="P59"/>
      <text:p text:style-name="P59"/>
      <text:p text:style-name="P63"><text:soft-page-break/>Exercises</text:p>
      <text:p text:style-name="P63"/>
      <text:p text:style-name="P59">11) I preferred returning a struct over using multiple reference arguments. It leaves everything less cluttered and makes the purpose of the function clearer since everything that has been calculated is returned as a struct. Using multipl<text:span text:style-name="T112">e reference arguments at the start would have meant that the values were changed along the way and the function would have nothing to explicitly return with.</text:span></text:p>
      <text:p text:style-name="P59"/>
      <text:p text:style-name="P60">12) My test cases for testing the function involved empty vectors, large vectors, vectors with varied element values and vectors with the quit string in different placements and number of occurrences.</text:p>
      <text:p text:style-name="P60"/>
      <text:p text:style-name="P61">The empty vector test case revealed the need for a precondition in the print function to check whether a received vector was empty before attempting to print.</text:p>
      <text:p text:style-name="P61"/>
      <text:p text:style-name="P61">Although the large vector test case didn’t reveal any errors, it did make me realise that a very large shouldn’t be copied and <text:span text:style-name="T113">also that we don’t need to write to this vector, only read from it. </text:span>I therefore amended the vector parameter of the print function so that the vector argument is passed by const-reference.</text:p>
      <text:p text:style-name="P61"/>
      <text:p text:style-name="P62">During testing, I also noticed that the quit string doesn’t get printed. Since this seemed desirable I left it as is. For the second print function, I altered this behaviour slightly to print the first instance of the quit string but <text:span text:style-name="T114">as before, </text:span>not the second terminating instance.</text:p>
      <text:p text:style-name="P62"/>
      <text:p text:style-name="P64"><text:span text:style-name="T14">13) Ideally every function should only have one task. Our program must determine:</text:span></text:p>
      <text:list xml:id="list1357073535" text:style-name="L1">
        <text:list-item>
          <text:p text:style-name="P65"><text:span text:style-name="T14">the number of characters in each string</text:span></text:p>
        </text:list-item>
        <text:list-item>
          <text:p text:style-name="P65"><text:span text:style-name="T14">the longest string</text:span></text:p>
        </text:list-item>
        <text:list-item>
          <text:p text:style-name="P65"><text:span text:style-name="T14">the shortest string</text:span></text:p>
        </text:list-item>
        <text:list-item>
          <text:p text:style-name="P65"><text:span text:style-name="T14">the lexicographically first string</text:span></text:p>
        </text:list-item>
        <text:list-item>
          <text:p text:style-name="P65"><text:span text:style-name="T14">the lexicographically last string</text:span></text:p>
        </text:list-item>
      </text:list>
      <text:p text:style-name="P64"><text:span text:style-name="T14"/></text:p>
      <text:p text:style-name="P66"><text:span text:style-name="T13">Five functions would therefore not be an unreasonable number. However, since we are striving for simplicity, and since some of these tasks are fairly trivial, I decided not to allot the lexicographical tasks their own functions. By making a call to sort() first, we can then simply take the first and last elements of the vector. </text:span><text:span text:style-name="T15">It could be argued that this clutters the main() function, however since our program does little else, I don’t think this is a concern in this instance. The remaining three tasks, when turned into functions, retread some of the same ground since each uses a for-range-loop to iterate over the vector of strings. Nonetheless, I have left them as three separate functions to avoid contrived return struct</text:span><text:span text:style-name="T16">s</text:span><text:span text:style-name="T15"> and to avoid using references that don’t show clearly what the function is achieving. </text:span><text:span text:style-name="T16">This could be overhauled, much the same as in exercise 11, to use one struct for storing all the variables associated with the vector, however this didn’t feel in line with the spirit of this exercise for splitting up functions.</text:span></text:p>
      <text:p text:style-name="P66"><text:span text:style-name="T16"/></text:p>
      <text:p text:style-name="P67"><text:span text:style-name="T16">1</text:span><text:span text:style-name="T13">4) </text:span><text:span text:style-name="T17">Having tested it, the compiler does indeed accept const non-reference arguments. </text:span><text:span text:style-name="T18">It would mean that a copy of the original variable is made but that this copy cannot be modified. </text:span><text:span text:style-name="T19">We could do this for variables that </text:span><text:span text:style-name="T20">the function needs to read but not modify and that are small enough that they </text:span><text:span text:style-name="T19">don’t require passing by reference. </text:span><text:span text:style-name="T27">Dereferencing a variable to get its value costs a small amount of time, so for small variables it is preferable to pass by value</text:span><text:span text:style-name="T19"> since the memory cost incurred in copying is minimal. I can see that this wouldn’t be used often since </text:span><text:span text:style-name="T21">the function is working with a copy and therefore the “stakes” are low since the original is safe </text:span><text:span text:style-name="T27">anyway</text:span><text:span text:style-name="T21">. </text:span><text:span text:style-name="T22">Putting const in front of simpl</text:span><text:span text:style-name="T23">istic </text:span><text:span text:style-name="T22">parameters </text:span><text:span text:style-name="T25">can add unnecessary bulk to the code, although in principle I think it should be done most of the time to safeguard code.</text:span></text:p>
      <text:p text:style-name="P67"><text:span text:style-name="T22"/></text:p>
      <text:p text:style-name="P68"><text:soft-page-break/><text:span text:style-name="T22">I</text:span><text:span text:style-name="T13">n the first of my programs for testing use cases of const non-reference parameters, I </text:span><text:span text:style-name="T24">showed a simple function that converts degrees Fahrenheit to degrees Kelvin. The double value argument </text:span><text:span text:style-name="T26">is</text:span><text:span text:style-name="T24"> small </text:span><text:span text:style-name="T26">and therefore it</text:span><text:span text:style-name="T24"> c</text:span><text:span text:style-name="T26">an</text:span><text:span text:style-name="T24"> be copied easily but also d</text:span><text:span text:style-name="T26">oesn’t</text:span><text:span text:style-name="T24"> need to be modified by the function.</text:span></text:p>
      <text:p text:style-name="P68"><text:span text:style-name="T24"/></text:p>
      <text:p text:style-name="P69"><text:span text:style-name="T24">I</text:span><text:span text:style-name="T13">n my second contrived program, I showed an example whereby the function changes the original variable but uses its original value in the assignment calculation </text:span><text:span text:style-name="T28">multiple times. By passing by const value instead of by const reference, I safeguarded the starting point. Perhaps if the function runs into trouble, it could even use this to revert the original back to what it w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30T09:39:57.548000000</meta:creation-date>
    <dc:date>2023-06-08T02:35:12.717000000</dc:date>
    <meta:editing-duration>PT16H20M41S</meta:editing-duration>
    <meta:editing-cycles>157</meta:editing-cycles>
    <meta:generator>LibreOffice/7.3.7.2$Windows_X86_64 LibreOffice_project/e114eadc50a9ff8d8c8a0567d6da8f454beeb84f</meta:generator>
    <meta:document-statistic meta:table-count="1" meta:image-count="0" meta:object-count="0" meta:page-count="6" meta:paragraph-count="106" meta:word-count="2642" meta:character-count="15358" meta:non-whitespace-character-count="12772"/>
  </office:meta>
</office:document-meta>
</file>